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Stats.setStatElements( IStatElement [ ] sta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tats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cheStats.setAuxiliaryCacheStats( IStats [ ] sta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tats.setRegio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tats.ge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tats.getAuxiliaryCache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tats.getSta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